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2.4717in" svg:y="0.3453in">
            <draw:object draw:notify-on-update-of-ranges="Sheet1.A1:Sheet1.A20 Sheet1.B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.0142" calcext:value-type="float">
            <text:p>1.28E+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.0572" calcext:value-type="float">
            <text:p>1.49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6383" calcext:value-type="float">
            <text:p>1.54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1015" calcext:value-type="float">
            <text:p>1.58E+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.1307" calcext:value-type="float">
            <text:p>1.60E+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.1468" calcext:value-type="float">
            <text:p>1.62E+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.5017" calcext:value-type="float">
            <text:p>1.72E+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7.369" calcext:value-type="float">
            <text:p>1.77E+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.0444" calcext:value-type="float">
            <text:p>1.80E+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.3886" calcext:value-type="float">
            <text:p>1.87E+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8886" calcext:value-type="float">
            <text:p>1.96E+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8.1007" calcext:value-type="float">
            <text:p>1.98E+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.3035" calcext:value-type="float">
            <text:p>2.00E+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.4221" calcext:value-type="float">
            <text:p>2.02E+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4.6042" calcext:value-type="float">
            <text:p>2.05E+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.5439" calcext:value-type="float">
            <text:p>2.10E+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9.148" calcext:value-type="float">
            <text:p>2.19E+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1.7849" calcext:value-type="float">
            <text:p>2.22E+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5.1505" calcext:value-type="float">
            <text:p>2.25E+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.1505" calcext:value-type="float">
            <text:p>2.25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8T06:42:59.819000000</meta:creation-date>
    <dc:date>2022-07-08T06:51:14.372000000</dc:date>
    <meta:editing-duration>PT8M14S</meta:editing-duration>
    <meta:editing-cycles>1</meta:editing-cycles>
    <meta:document-statistic meta:table-count="1" meta:cell-count="40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minimum="128" chart:maximum="22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:Sheet1.B20" svg:x="0.319cm" svg:y="0.18cm" svg:width="15.36cm" svg:height="8.645cm">
          <chartooo:coordinate-region svg:x="2.052cm" svg:y="0.18cm" svg:width="13.44cm" svg:height="7.9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" chart:class="chart:scatter">
            <chart:domain table:cell-range-address="Sheet1.A1:Sheet1.A2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0</svg:desc>
                </draw:g>
              </table:table-cell>
              <table:table-cell office:value-type="float" office:value="128.0142">
                <text:p>128.0142</text:p>
                <draw:g>
                  <svg:desc>Sheet1.B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9.0572">
                <text:p>149.0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3.6383">
                <text:p>153.6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8.1015">
                <text:p>158.1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0.1307">
                <text:p>160.1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2.1468">
                <text:p>162.1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.5017">
                <text:p>171.5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77.369">
                <text:p>177.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0.0444">
                <text:p>180.0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87.3886">
                <text:p>187.3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95.8886">
                <text:p>195.8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98.1007">
                <text:p>198.1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00.3035">
                <text:p>200.3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02.4221">
                <text:p>202.4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204.6042">
                <text:p>204.6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09.5439">
                <text:p>209.5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219.148">
                <text:p>219.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221.7849">
                <text:p>221.7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225.1505">
                <text:p>225.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225.1505">
                <text:p>225.1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